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rgia" svg:font-family="Georgia, 'Times New Roman'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master-page-name="HTML">
      <style:paragraph-properties style:page-number="auto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in" fo:margin-bottom="0in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in" fo:margin-bottom="0in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in" fo:margin-bottom="0in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in" fo:margin-bottom="0in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3">
      <style:paragraph-properties fo:margin-top="0in" fo:margin-bottom="0in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4">
      <style:paragraph-properties fo:margin-top="0in" fo:margin-bottom="0in" style:contextual-spacing="false"/>
    </style:style>
    <style:style style:name="P30" style:family="paragraph" style:parent-style-name="Text_20_body" style:list-style-name="L15"/>
    <style:style style:name="P31" style:family="paragraph" style:parent-style-name="Text_20_body" style:list-style-name="L15">
      <style:paragraph-properties fo:margin-top="0in" fo:margin-bottom="0in" style:contextual-spacing="false"/>
    </style:style>
    <style:style style:name="P32" style:family="paragraph" style:parent-style-name="Text_20_body" style:list-style-name="L16"/>
    <style:style style:name="P33" style:family="paragraph" style:parent-style-name="Text_20_body" style:list-style-name="L16">
      <style:paragraph-properties fo:margin-top="0in" fo:margin-bottom="0in" style:contextual-spacing="false"/>
    </style:style>
    <style:style style:name="P34" style:family="paragraph" style:parent-style-name="Text_20_body" style:list-style-name="L17"/>
    <style:style style:name="P35" style:family="paragraph" style:parent-style-name="Text_20_body" style:list-style-name="L17">
      <style:paragraph-properties fo:margin-top="0in" fo:margin-bottom="0in" style:contextual-spacing="false"/>
    </style:style>
    <style:style style:name="P36" style:family="paragraph" style:parent-style-name="Text_20_body" style:list-style-name="L18"/>
    <style:style style:name="P37" style:family="paragraph" style:parent-style-name="Text_20_body" style:list-style-name="L18">
      <style:paragraph-properties fo:margin-top="0in" fo:margin-bottom="0in" style:contextual-spacing="false"/>
    </style:style>
    <style:style style:name="P38" style:family="paragraph" style:parent-style-name="Text_20_body" style:list-style-name="L19"/>
    <style:style style:name="P39" style:family="paragraph" style:parent-style-name="Text_20_body" style:list-style-name="L19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orkspace Exhibit Map</text:p>
      <text:p text:style-name="Text_20_body">This map identifies the exhibit set currently supporting the cited complaint generated from the temporary CLI session.</text:p>
      <text:h text:style-name="Heading_20_2" text:outline-level="2">Exhibit A</text:h>
      <text:list text:style-name="L1">
        <text:list-item>
          <text:p text:style-name="P3">Title: HACC add to lease </text:p>
        </text:list-item>
        <text:list-item>
          <text:p text:style-name="P3">Path: /home/barberb/HACC/workspace/temporary-cli-session-migration/prior-research-results/full-evidence-review-run/chronology/formal_complaint_recommended_filing_packet/included/01_Exhibit_A_HACC_add_to_lease.pdf </text:p>
        </text:list-item>
        <text:list-item>
          <text:p text:style-name="P2">Use: Lease amendment or add/remove-tenant record for the household. </text:p>
        </text:list-item>
      </text:list>
      <text:h text:style-name="Heading_20_2" text:outline-level="2">Exhibit B</text:h>
      <text:list text:style-name="L2">
        <text:list-item>
          <text:p text:style-name="P5">Title: HACC phase2 2024 notice </text:p>
        </text:list-item>
        <text:list-item>
          <text:p text:style-name="P5">Path: /home/barberb/HACC/workspace/temporary-cli-session-migration/prior-research-results/full-evidence-review-run/chronology/formal_complaint_recommended_filing_packet/included/02_Exhibit_B_HACC_phase2_2024.pdf </text:p>
        </text:list-item>
        <text:list-item>
          <text:p text:style-name="P4">Use: General displacement and project notice. </text:p>
        </text:list-item>
      </text:list>
      <text:h text:style-name="Heading_20_2" text:outline-level="2">Exhibit C</text:h>
      <text:list text:style-name="L3">
        <text:list-item>
          <text:p text:style-name="P7">Title: HACC 30-day notice without cause </text:p>
        </text:list-item>
        <text:list-item>
          <text:p text:style-name="P7">Path: /home/barberb/HACC/workspace/temporary-cli-session-migration/prior-research-results/full-evidence-review-run/chronology/formal_complaint_recommended_filing_packet/included/03_Exhibit_C_HACC_90_day_notice_2.pdf </text:p>
        </text:list-item>
        <text:list-item>
          <text:p text:style-name="P6">Use: December 23, 2025 30-day lease termination notice without cause. </text:p>
        </text:list-item>
      </text:list>
      <text:h text:style-name="Heading_20_2" text:outline-level="2">Exhibit D</text:h>
      <text:list text:style-name="L4">
        <text:list-item>
          <text:p text:style-name="P9">Title: HACC 90-day notice without cause </text:p>
        </text:list-item>
        <text:list-item>
          <text:p text:style-name="P9">Path: /home/barberb/HACC/workspace/temporary-cli-session-migration/prior-research-results/full-evidence-review-run/chronology/formal_complaint_recommended_filing_packet/included/04_Exhibit_D_HACC_90_day_notice.pdf </text:p>
        </text:list-item>
        <text:list-item>
          <text:p text:style-name="P8">Use: December 23, 2025 90-day lease termination notice without cause. </text:p>
        </text:list-item>
      </text:list>
      <text:h text:style-name="Heading_20_2" text:outline-level="2">Exhibit E</text:h>
      <text:list text:style-name="L5">
        <text:list-item>
          <text:p text:style-name="P11">Title: HACC notice of eligibility and 90-day displacement notice </text:p>
        </text:list-item>
        <text:list-item>
          <text:p text:style-name="P11">Path: /home/barberb/HACC/workspace/temporary-cli-session-migration/prior-research-results/full-evidence-review-run/chronology/formal_complaint_recommended_filing_packet/included/05_Exhibit_E_HACC_90_day_notice_3.pdf </text:p>
        </text:list-item>
        <text:list-item>
          <text:p text:style-name="P10">Use: December 31, 2025 displacement notice. </text:p>
        </text:list-item>
      </text:list>
      <text:h text:style-name="Heading_20_2" text:outline-level="2">Exhibit F</text:h>
      <text:list text:style-name="L6">
        <text:list-item>
          <text:p text:style-name="P13">Title: HACC VAWA-related lease amendment </text:p>
        </text:list-item>
        <text:list-item>
          <text:p text:style-name="P13">Path: /home/barberb/HACC/workspace/temporary-cli-session-migration/prior-research-results/full-evidence-review-run/chronology/formal_complaint_recommended_filing_packet/included/06_Exhibit_F_HACC_vawa_violation.pdf </text:p>
        </text:list-item>
        <text:list-item>
          <text:p text:style-name="P12"><text:soft-page-break/>Use: January 1, 2026 lease amendment tied to household composition. </text:p>
        </text:list-item>
      </text:list>
      <text:h text:style-name="Heading_20_2" text:outline-level="2">Exhibit G</text:h>
      <text:list text:style-name="L7">
        <text:list-item>
          <text:p text:style-name="P15">Title: HACC January 2026 Blossom notice </text:p>
        </text:list-item>
        <text:list-item>
          <text:p text:style-name="P15">Path: /home/barberb/HACC/workspace/temporary-cli-session-migration/prior-research-results/full-evidence-review-run/chronology/formal_complaint_recommended_filing_packet/included/07_Exhibit_G_HACC_Jan_2026_blossom.pdf </text:p>
        </text:list-item>
        <text:list-item>
          <text:p text:style-name="P14">Use: January 8, 2026 Blossom and TPV communication. </text:p>
        </text:list-item>
      </text:list>
      <text:h text:style-name="Heading_20_2" text:outline-level="2">Exhibit H</text:h>
      <text:list text:style-name="L8">
        <text:list-item>
          <text:p text:style-name="P17">Title: HACC February 4, 2026 for-cause notice </text:p>
        </text:list-item>
        <text:list-item>
          <text:p text:style-name="P17">Path: /home/barberb/HACC/workspace/temporary-cli-session-migration/prior-research-results/full-evidence-review-run/chronology/formal_complaint_recommended_filing_packet/included/08_Exhibit_H_HACC_first_amendment.pdf </text:p>
        </text:list-item>
        <text:list-item>
          <text:p text:style-name="P16">Use: February 4, 2026 30-day for-cause notice. </text:p>
        </text:list-item>
      </text:list>
      <text:h text:style-name="Heading_20_2" text:outline-level="2">Exhibit I</text:h>
      <text:list text:style-name="L9">
        <text:list-item>
          <text:p text:style-name="P19">Title: HACC financial requests </text:p>
        </text:list-item>
        <text:list-item>
          <text:p text:style-name="P19">Path: /home/barberb/HACC/workspace/temporary-cli-session-migration/prior-research-results/full-evidence-review-run/chronology/formal_complaint_recommended_filing_packet/included/09_Exhibit_I_HACC_financial_requests.pdf </text:p>
        </text:list-item>
        <text:list-item>
          <text:p text:style-name="P18">Use: February 9, 2026 additional-information demand. </text:p>
        </text:list-item>
      </text:list>
      <text:h text:style-name="Heading_20_2" text:outline-level="2">Exhibit J</text:h>
      <text:list text:style-name="L10">
        <text:list-item>
          <text:p text:style-name="P21">Title: Additional information email thread export </text:p>
        </text:list-item>
        <text:list-item>
          <text:p text:style-name="P21">Path: /home/barberb/HACC/workspace/temporary-cli-session-migration/prior-research-results/full-evidence-review-run/chronology/formal_complaint_recommended_filing_packet/candidate_email_exhibits/10_Exhibit_J_Email_Thread_Export_starworks5_additional_info_import </text:p>
        </text:list-item>
        <text:list-item>
          <text:p text:style-name="P20">Use: Escalating email documentation demands and complaints about Blossom processing, service-animal issues, and discrimination. </text:p>
        </text:list-item>
      </text:list>
      <text:h text:style-name="Heading_20_2" text:outline-level="2">Exhibit K</text:h>
      <text:list text:style-name="L11">
        <text:list-item>
          <text:p text:style-name="P23">Title: HACC steering-related notice </text:p>
        </text:list-item>
        <text:list-item>
          <text:p text:style-name="P23">Path: /home/barberb/HACC/workspace/temporary-cli-session-migration/prior-research-results/full-evidence-review-run/chronology/formal_complaint_recommended_filing_packet/included/11_Exhibit_K_HACC_steering.pdf </text:p>
        </text:list-item>
        <text:list-item>
          <text:p text:style-name="P22">Use: February 26, 2026 notice tied to ongoing occupancy and relocation handling. </text:p>
        </text:list-item>
      </text:list>
      <text:h text:style-name="Heading_20_2" text:outline-level="2">Exhibit L</text:h>
      <text:list text:style-name="L12">
        <text:list-item>
          <text:p text:style-name="P25">Title: HACC inspection notice </text:p>
        </text:list-item>
        <text:list-item>
          <text:p text:style-name="P25">Path: /home/barberb/HACC/workspace/temporary-cli-session-migration/prior-research-results/full-evidence-review-run/chronology/formal_complaint_recommended_filing_packet/included/12_Exhibit_L_HACC_inspection.pdf </text:p>
        </text:list-item>
        <text:list-item>
          <text:p text:style-name="P24">Use: March 17, 2026 NSPIRE inspection notice. </text:p>
        </text:list-item>
      </text:list>
      <text:h text:style-name="Heading_20_2" text:outline-level="2">Exhibit M</text:h>
      <text:list text:style-name="L13">
        <text:list-item>
          <text:p text:style-name="P27"><text:soft-page-break/>Title: HCV orientation email thread export </text:p>
        </text:list-item>
        <text:list-item>
          <text:p text:style-name="P27">Path: /home/barberb/HACC/workspace/temporary-cli-session-migration/prior-research-results/full-evidence-review-run/chronology/formal_complaint_recommended_filing_packet/candidate_email_exhibits/13_Exhibit_M_Email_Thread_Export_starworks5_ktilton_orientation_import </text:p>
        </text:list-item>
        <text:list-item>
          <text:p text:style-name="P26">Use: Orientation, voucher issuance, bedroom-size reversal, and reasonable-accommodation emails. </text:p>
        </text:list-item>
      </text:list>
      <text:h text:style-name="Heading_20_2" text:outline-level="2">Exhibit N</text:h>
      <text:list text:style-name="L14">
        <text:list-item>
          <text:p text:style-name="P29">Title: Julio eviction notice </text:p>
        </text:list-item>
        <text:list-item>
          <text:p text:style-name="P29">Path: /home/barberb/HACC/workspace/temporary-cli-session-migration/prior-research-results/full-evidence-review-run/chronology/emergency_motion_packet/exhibits/Exhibit N - Julio Eviction notice.jpeg </text:p>
        </text:list-item>
        <text:list-item>
          <text:p text:style-name="P28">Use: February 13, 2026 termination notice addressed directly to Julio Cortez. </text:p>
        </text:list-item>
      </text:list>
      <text:h text:style-name="Heading_20_2" text:outline-level="2">Exhibit O</text:h>
      <text:list text:style-name="L15">
        <text:list-item>
          <text:p text:style-name="P31">Title: Reasonable accommodation packet </text:p>
        </text:list-item>
        <text:list-item>
          <text:p text:style-name="P31">Path: /home/barberb/HACC/workspace/temporary-cli-session-migration/prior-research-results/full-evidence-review-run/chronology/formal_complaint_recommended_filing_packet/included/14_Exhibit_O_Reasonable_accommodation.pdf </text:p>
        </text:list-item>
        <text:list-item>
          <text:p text:style-name="P30">Use: March 24, 2026 provider letter and HACC verification form supporting disability status, service-animal need, and a two-bedroom first-floor accommodation request. </text:p>
        </text:list-item>
      </text:list>
      <text:h text:style-name="Heading_20_2" text:outline-level="2">Exhibit P</text:h>
      <text:list text:style-name="L16">
        <text:list-item>
          <text:p text:style-name="P33">Title: HACC reasonable-accommodation denial letter </text:p>
        </text:list-item>
        <text:list-item>
          <text:p text:style-name="P33">Path: /home/barberb/HACC/workspace/temporary-cli-session-migration/prior-research-results/full-evidence-review-run/chronology/formal_complaint_recommended_filing_packet/included/15_Exhibit_P_HACC_RA_denial_03_26_2026.pdf </text:p>
        </text:list-item>
        <text:list-item>
          <text:p text:style-name="P32">Use: March 26, 2026 denial of the two-bedroom increase while allowing use of the one-bedroom voucher for a two-bedroom ground-floor unit within the affordability range. </text:p>
        </text:list-item>
      </text:list>
      <text:h text:style-name="Heading_20_2" text:outline-level="2">Exhibit Q</text:h>
      <text:list text:style-name="L17">
        <text:list-item>
          <text:p text:style-name="P35">Title: Former-employee review screenshot </text:p>
        </text:list-item>
        <text:list-item>
          <text:p text:style-name="P35">Path: /home/barberb/HACC/workspace/improved-complaint-from-temporary-session.former-employee-review.png </text:p>
        </text:list-item>
        <text:list-item>
          <text:p text:style-name="P34">Use: Third-party former-employee review material circulated by plaintiffs as context for race-discrimination and retaliation complaints; not a direct company admission. </text:p>
        </text:list-item>
      </text:list>
      <text:h text:style-name="Heading_20_2" text:outline-level="2">Exhibit R</text:h>
      <text:list text:style-name="L18">
        <text:list-item>
          <text:p text:style-name="P37">Title: Gmail preserved sent-mail headers and body snippets </text:p>
        </text:list-item>
        <text:list-item>
          <text:p text:style-name="P37">Path: /home/barberb/HACC/workspace/manual-imap-download-focused-2026-03-31-snippets </text:p>
        </text:list-item>
        <text:list-item>
          <text:p text:style-name="P36">Use: Preserved Gmail sent-mail records confirming that on February 26, March 2, and March 9, 2026 Benjamin Jay Barber sent complaints to Kati Tilton, Ashley Ferron, and charity@magikcorp.com alleging that Blossom refused to process the application, refused to house a service animal, and discriminated on the basis of race. The focused Gmail search returned no hits for blossom@quantumres.com in those date windows. </text:p>
        </text:list-item>
      </text:list>
      <text:h text:style-name="Heading_20_2" text:outline-level="2">Core Citation Themes</text:h>
      <text:list text:style-name="L19">
        <text:list-item>
          <text:p text:style-name="P39">Notice and displacement sequence: Exhibits B, C, D, E, H, K, and N. </text:p>
        </text:list-item>
        <text:list-item>
          <text:p text:style-name="P39">Lease and household-composition handling: Exhibits A and F. </text:p>
        </text:list-item>
        <text:list-item>
          <text:p text:style-name="P39"><text:soft-page-break/>Blossom processing and transfer opportunity: Exhibit G and Exhibit J. </text:p>
        </text:list-item>
        <text:list-item>
          <text:p text:style-name="P39">Documentation demands and retaliation sequence: Exhibits I and J. </text:p>
        </text:list-item>
        <text:list-item>
          <text:p text:style-name="P39">Voucher issuance, bedroom size, and accommodation communications: Exhibits M and P. </text:p>
        </text:list-item>
        <text:list-item>
          <text:p text:style-name="P39">Disability verification and requested two-bedroom first-floor accommodation: Exhibit O. </text:p>
        </text:list-item>
        <text:list-item>
          <text:p text:style-name="P39">Former-employee review material cited as notice and context for race-discrimination complaints: Exhibit Q. </text:p>
        </text:list-item>
        <text:list-item>
          <text:p text:style-name="P38">Gmail-preserved sent-mail confirmation of the February 26, March 2, and March 9, 2026 race-discrimination and service-animal complaints: Exhibit R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rgia" svg:font-family="Georgia, 'Times New Roman'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Liberation Serif" fo:font-size="12pt" fo:language="en" fo:country="US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35%"/>
      <style:text-properties style:font-name="Georgia" fo:font-family="Georgia, 'Times New Roman', serif" style:font-name-asian="Georgia" style:font-family-asian="Georgia, 'Times New Roman', serif" style:font-name-complex="Georgia" style:font-family-complex="Georgia, 'Times New Roman', serif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keep-with-next="always"/>
      <style:text-properties style:font-name="Noto Sans" fo:font-family="'Noto Sans'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size-asian="14pt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 fo:keep-with-next="always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 fo:keep-with-next="always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111111" loext:opacity="100%" style:text-line-through-style="none" style:text-line-through-type="none" style:text-underline-style="none" style:text-blinking="false" style:text-overline-style="none" style:text-ov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111111" loext:opacity="100%" style:text-line-through-style="none" style:text-line-through-type="none" style:text-underline-style="none" style:text-blinking="false" style:text-overline-style="none" style:text-overline-color="font-color"/>
    </style:style>
    <style:style style:name="Frame" style:family="graphic">
      <style:graphic-properties text:anchor-type="as-char" svg:y="0in" style:wrap="none" style:vertical-pos="middle" style:vertical-rel="line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Exhibit Map</dc:title>
    <meta:document-statistic meta:table-count="0" meta:image-count="0" meta:object-count="0" meta:page-count="4" meta:paragraph-count="83" meta:word-count="605" meta:character-count="7390" meta:non-whitespace-character-count="6868"/>
    <meta:generator>LibreOffice/24.2.7.2$Linux_AARCH64 LibreOffice_project/420$Build-2</meta:generator>
    <meta:user-defined meta:name=""/>
  </office:meta>
</office:document-meta>
</file>